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ed1" officeooo:paragraph-rsid="000dbed1"/>
    </style:style>
    <style:style style:name="P2" style:family="paragraph" style:parent-style-name="Standard">
      <style:text-properties officeooo:rsid="000dcd08" officeooo:paragraph-rsid="000dcd08"/>
    </style:style>
    <style:style style:name="P3" style:family="paragraph" style:parent-style-name="Standard">
      <style:text-properties officeooo:rsid="000f15f3" officeooo:paragraph-rsid="000f15f3"/>
    </style:style>
    <style:style style:name="P4" style:family="paragraph" style:parent-style-name="Standard">
      <style:text-properties officeooo:rsid="000fae47" officeooo:paragraph-rsid="000fae47"/>
    </style:style>
    <style:style style:name="T1" style:family="text">
      <style:text-properties officeooo:rsid="000f1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A = A * 8</text:p>
      <text:p text:style-name="P1"/>
      <text:p text:style-name="P1">A = A / 4</text:p>
      <text:p text:style-name="P1"/>
      <text:p text:style-name="P1"/>
      <text:p text:style-name="P2">v</text:p>
      <text:p text:style-name="P1">e - <text:span text:style-name="T1">e2/1</text:span></text:p>
      <text:p text:style-name="P2">V</text:p>
      <text:p text:style-name="P1">E</text:p>
      <text:p text:style-name="P1">A</text:p>
      <text:p text:style-name="P2">U</text:p>
      <text:p text:style-name="P1">a - <text:span text:style-name="T1">1/2</text:span></text:p>
      <text:p text:style-name="P2">u</text:p>
      <text:p text:style-name="P1">o - -<text:span text:style-name="T1">1/2</text:span></text:p>
      <text:p text:style-name="P1">O</text:p>
      <text:p text:style-name="P1">I</text:p>
      <text:p text:style-name="P3">i - -e2/1</text:p>
      <text:p text:style-name="P1"/>
      <text:p text:style-name="P1"/>
      <text:p text:style-name="P3">Acceleration = 0 – Normal add/remove</text:p>
      <text:p text:style-name="P3">Acceleration = 9 – </text:p>
      <text:p text:style-name="P3"/>
      <text:p text:style-name="P3">16 +1 *8 +7</text:p>
      <text:p text:style-name="P3"/>
      <text:p text:style-name="P4">+ 2 * 4 -</text:p>
      <text:p text:style-name="P4"/>
      <text:p text:style-name="P4">4 * 4 = 16</text:p>
      <text:p text:style-name="P4">8 * 8 = 64</text:p>
      <text:p text:style-name="P4"/>
      <text:p text:style-name="P4">1 * 1 = 1</text:p>
      <text:p text:style-name="P4">2 * 2 = 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6:06:52.526121314</meta:creation-date>
    <dc:date>2024-01-14T17:28:01.263285162</dc:date>
    <meta:editing-duration>PT50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67" meta:character-count="171" meta:non-whitespace-character-count="123"/>
  </office:meta>
</office:document-meta>
</file>